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<text:span text:style-name="T1">Efetivar Locação</text:span></text:p>
      <text:p text:style-name="P1">Identificador: <text:span text:style-name="T1">R10</text:span></text:p>
      <text:p text:style-name="P1">Sumário: <text:span text:style-name="T2">Registrar contrato de locação de </text:span><text:span text:style-name="T3">exemplar.</text:span></text:p>
      <text:p text:style-name="P2">Ator Primário: <text:span text:style-name="T1">Atendente</text:span></text:p>
      <text:p text:style-name="P2">Pré-condição: <text:span text:style-name="T1">Atendente registrado no sistema, cliente registrado no sistema, cliente não está endividado, jogos alugados estão disponíveis para aluguel.</text:span></text:p>
      <text:p text:style-name="P2">Fluxo principal:</text:p>
      <text:p text:style-name="P3">a) A atendente oferece a opção de pagamento antes ou depois para o cliente.</text:p>
      <text:p text:style-name="P3">b) A atendente oferece a opção de gerar cupom fiscal para o cliente.</text:p>
      <text:p text:style-name="P3">c) O cliente tem a oção de alugar uma quantidade limitada de jogos, entres os quais estão disponíveis para locação.</text:p>
      <text:p text:style-name="P3">d) O cliente escolhe uma data para devolução dos jogos.</text:p>
      <text:p text:style-name="P2">Pós-condição: <text:span text:style-name="T1">O sistema salvará a informação do aluguel. Os exemplares alugados se tornarão indisponíveis no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23:49:26.39</meta:creation-date>
    <dc:date>2015-05-12T01:58:52.52</dc:date>
    <meta:editing-duration>PT15M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09" meta:character-count="714"/>
  </office:meta>
</office:document-meta>
</file>